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be75" officeooo:paragraph-rsid="0003be75"/>
    </style:style>
    <style:style style:name="P2" style:family="paragraph" style:parent-style-name="Standard">
      <style:text-properties officeooo:rsid="0005532b" officeooo:paragraph-rsid="0005532b"/>
    </style:style>
    <style:style style:name="P3" style:family="paragraph" style:parent-style-name="Standard">
      <style:text-properties officeooo:rsid="0005532b" officeooo:paragraph-rsid="000734b7"/>
    </style:style>
    <style:style style:name="P4" style:family="paragraph" style:parent-style-name="Standard">
      <style:text-properties officeooo:rsid="0005532b" officeooo:paragraph-rsid="0008fcc6"/>
    </style:style>
    <style:style style:name="P5" style:family="paragraph" style:parent-style-name="Standard">
      <style:text-properties officeooo:rsid="000734b7" officeooo:paragraph-rsid="000734b7"/>
    </style:style>
    <style:style style:name="P6" style:family="paragraph" style:parent-style-name="Standard">
      <style:text-properties officeooo:rsid="0008fcc6" officeooo:paragraph-rsid="0008fcc6"/>
    </style:style>
    <style:style style:name="T1" style:family="text">
      <style:text-properties officeooo:rsid="000734b7"/>
    </style:style>
    <style:style style:name="T2" style:family="text">
      <style:text-properties officeooo:rsid="0008fc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olamento Lux et Tenebra.</text:p>
      <text:p text:style-name="P1">La gilda Lux et Tenebra ha come scopo il progress con componente social, extra raid.</text:p>
      <text:p text:style-name="P1">Ciò comporta che la gilda avrà una chat vocale in questo caso mumble sempre attiva e privata, con canali dedicati al social e canali dedicati alle attività di progress. <text:span text:style-name="T1">Una chat in game, e una chat fuori dal gioco: il gruppo di Whats’app</text:span></text:p>
      <text:p text:style-name="P2">La gilda ha una sua gerarchia interna determinata dai ranghi:</text:p>
      <text:p text:style-name="P2">Rango 1 GM</text:p>
      <text:p text:style-name="P2">Rango 2 Consiglieri/officer</text:p>
      <text:p text:style-name="P2">Rango 3 Raid leader</text:p>
      <text:p text:style-name="P2">Rango 4 Banker</text:p>
      <text:p text:style-name="P2">Rango 5 Raider esperti</text:p>
      <text:p text:style-name="P2">Rango 6 Raider</text:p>
      <text:p text:style-name="P2">Rango 7 Pre_Raider</text:p>
      <text:p text:style-name="P2">Rango 8 Social</text:p>
      <text:p text:style-name="P2">Rango 9 Alt</text:p>
      <text:p text:style-name="P2">Rango 10 Burbe</text:p>
      <text:p text:style-name="P2"/>
      <text:p text:style-name="P2">Spiegazione dei ranghi:</text:p>
      <text:p text:style-name="P2"/>
      <text:p text:style-name="P2">Rango 1 GM</text:p>
      <text:p text:style-name="P2">Il Gm della gilda è Alitfaier.</text:p>
      <text:p text:style-name="P2"/>
      <text:p text:style-name="P2">Rango 2 Consiglieri/officer</text:p>
      <text:p text:style-name="P2">I consiglieri hanno il compito di aiutare il gm a gildare, mantenere i rapporti con altre gilde, mantenere l’ordine in gilda, e dissipare le liti. Raccogliere informazioni sui nuovi player, e aiutare al Gm su decisioni importanti di gilda.</text:p>
      <text:p text:style-name="P2">In caso non ci sia il RL possono gruppare per startare raid, possono creare eventi raid in calendario ufficiali (quindi con l’uso di epgp) possono utilizzare epgp. Non possono intervenire su decisioni di raid o decisioni di setup, ma possono consigliare assieme al gm e al Raid leader le strategie di raid.</text:p>
      <text:p text:style-name="P2">Devono fornire una valutazione sulle capacità e comportamento di un raider o un nuovo giocatore.</text:p>
      <text:p text:style-name="P2">Possono aumentare di grado e degradare. </text:p>
      <text:p text:style-name="P5">Possono promuovere voto di preferenza per il kik</text:p>
      <text:p text:style-name="P5">Uppare il warcraftlog.</text:p>
      <text:p text:style-name="P5"/>
      <text:p text:style-name="P5"/>
      <text:p text:style-name="P5">Rango 3 Raid leader</text:p>
      <text:p text:style-name="P5">Il raid Leader è il responsabile del raid e del progress di gilda, Ma non è il centro informazioni, o il muro del pianto, e nemmeno il raccogli paranoie.</text:p>
      <text:p text:style-name="P5">Può assegnare i loot in caso manca il gm. </text:p>
      <text:p text:style-name="P5">Può gruppare, creare eventi sul calendario, tenere sottocontrollo le attendance dei player, e fare rotazioni per esigenze di setup.</text:p>
      <text:p text:style-name="P5">Inoltre deve ogni gionata di raid ufficiale fornire entro le 18 massimo le 19 il setup serale in base agli iscritti in calendario. Oltre quell’orario il calendario verrà chiuso e nessuno potrà più cambiare o modificare.</text:p>
      <text:p text:style-name="P5">Può degradare e promuovere di grado, fare valutazioni su player sia come capacità e comportamento. </text:p>
      <text:p text:style-name="P5">Può muovere voto di preferenza per il kik</text:p>
      <text:p text:style-name="P5">Può kikkare dal raid.</text:p>
      <text:p text:style-name="P5">Non ha bisogno di una scusa per cambiare un player con un altro durante il raid e nemmeno una scusa per non uppare o non uppare.</text:p>
      <text:p text:style-name="P5">Uppare il warcraftlog.</text:p>
      <text:p text:style-name="P3"/>
      <text:p text:style-name="P3"><text:soft-page-break/></text:p>
      <text:p text:style-name="P3"/>
      <text:p text:style-name="P3">Rango 4 Banker</text:p>
      <text:p text:style-name="P3"/>
      <text:p text:style-name="P5">Tutto quello che concerne la banca.</text:p>
      <text:p text:style-name="P5">Inoltre devono mantenere sempre i consumabili in banca gilda.</text:p>
      <text:p text:style-name="P5"/>
      <text:p text:style-name="P5"/>
      <text:p text:style-name="P5"/>
      <text:p text:style-name="P3">Rango 5 Raider esperti</text:p>
      <text:p text:style-name="P3">Rango 6 Raider</text:p>
      <text:p text:style-name="P3">Rango 7 Pre_Raider</text:p>
      <text:p text:style-name="P3"/>
      <text:p text:style-name="P5">Ranghi Per i raider.</text:p>
      <text:p text:style-name="P5"/>
      <text:p text:style-name="P5">I raider esperti sono tutti quelli che raidano da draenor con la gilda, e hanno una attendance di almeno il 70% </text:p>
      <text:p text:style-name="P5">Potranno diventare raider esperti <text:s/>per promozioni date dal RL dopo 6 mesi di raid in gilda con una attendance del 70% repair giornaliero di 700g</text:p>
      <text:p text:style-name="P5"/>
      <text:p text:style-name="P5">raider chi raida in gilda da almeno 3 mesi con attendance del 70% 400g</text:p>
      <text:p text:style-name="P5"/>
      <text:p text:style-name="P5">Pre_raider tutti quelli che raidano ma non hanno il 70% di attendace per avanzare di grado, <text:span text:style-name="T2">o player che hanno iniziato a raidare da due settimane.</text:span> 150G</text:p>
      <text:p text:style-name="P5"/>
      <text:p text:style-name="P6">Tutti e tre i ranghi hanno l’obbligo di essere su mumble per i raid, e segnarsi sul calendario.</text:p>
      <text:p text:style-name="P6"/>
      <text:p text:style-name="P4">Rango 8 Social</text:p>
      <text:p text:style-name="P6">Sono tutti quelli che non raidano. E non ricevono l’invito in calendario.</text:p>
      <text:p text:style-name="P6"/>
      <text:p text:style-name="P4">Rango <text:span text:style-name="T2">9 Alt</text:span></text:p>
      <text:p text:style-name="P6">Sono tutti gli alt </text:p>
      <text:p text:style-name="P6"/>
      <text:p text:style-name="P4">Rango <text:span text:style-name="T2">10 burba</text:span></text:p>
      <text:p text:style-name="P4"/>
      <text:p text:style-name="P6">Sono i nuovi entrati. Verranno invitati in raid per un certo periodo, poi a discrezione dei primi tre ranghi potranno essere messi a social.</text:p>
      <text:p text:style-name="P6"/>
      <text:p text:style-name="P6">Banca Gilda</text:p>
      <text:p text:style-name="P6"/>
      <text:p text:style-name="P6">Norme di Comportamento.</text:p>
      <text:p text:style-name="P6">1) non si fa spoiler di film o serie tv o altre cose.</text:p>
      <text:p text:style-name="P6">2) non si scrivono bestemmie in gchat</text:p>
      <text:p text:style-name="P6">3) evitare le discussioni.</text:p>
      <text:p text:style-name="P6">4) non si viene in raid ubriachi o sotto sostanze stupefacenti.</text:p>
      <text:p text:style-name="P6">5) il rispetto per i compagni inizia con il segnarsi in raid e presentarsi e non dare buca all’ultimo minuto.</text:p>
      <text:p text:style-name="P6">6) non piangere se non ti si è dato un loot.</text:p>
      <text:p text:style-name="P6">7) in raid è obbligatorio usare mumble.</text:p>
      <text:p text:style-name="P6">8) fare silenzio in raid.</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8T00:03:40.366893756</meta:creation-date>
    <dc:date>2016-06-28T00:44:54.028379690</dc:date>
    <meta:editing-duration>PT7M38S</meta:editing-duration>
    <meta:editing-cycles>1</meta:editing-cycles>
    <meta:generator>LibreOffice/5.1.3.2$Linux_X86_64 LibreOffice_project/10m0$Build-2</meta:generator>
    <meta:document-statistic meta:table-count="0" meta:image-count="0" meta:object-count="0" meta:page-count="2" meta:paragraph-count="62" meta:word-count="664" meta:character-count="3746" meta:non-whitespace-character-count="3138"/>
  </office:meta>
</office:document-meta>
</file>